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732151652917388548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4983854611259440553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976901549248374703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8152661503116481481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Sat 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Sun 6/19/16: <text:span text:style-name="T2">3.25 miles</text:span></text:p>
      <text:p text:style-name="P8">I ran 3.25 miles on hilly roads and grass averaging 9:34/mi.</text:p>
      <text:p text:style-name="P8"/>
      <text:p text:style-name="P8">Mon 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 It was 86 degrees,</text:p>
      <text:p text:style-name="P8">My times:</text:p>
      <text:list xml:id="list5074284275776769290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8"/>
      <text:p text:style-name="P8">Tues 6/21/16: <text:span text:style-name="T2">2 miles</text:span></text:p>
      <text:p text:style-name="P8">½ mile to the indoor track in 4:27</text:p>
      <text:p text:style-name="P8">4 minute rest</text:p>
      <text:p text:style-name="P8">1 mile on the indoor track with no shoes: 4:08.5+3:49.6=7:58.1</text:p>
      <text:p text:style-name="P8">1 light cycle of 17 exercises using weight machines for a total body workout</text:p>
      <text:p text:style-name="P8">½ mile jog home</text:p>
      <text:p text:style-name="P8"/>
      <text:p text:style-name="P8">Wed 6/22/16: 4<text:span text:style-name="T2"> miles</text:span></text:p>
      <text:p text:style-name="P8">½ mile to the indoor track in 3:43 (downhill)</text:p>
      <text:p text:style-name="P8">4 minute rest</text:p>
      <text:p text:style-name="P8">1 mile on the indoor track with no shoes: 3:58.0+3:46.5=7:44.5</text:p>
      <text:p text:style-name="P8">1 light cycle of 17 exercises using weight machines for a total body workout</text:p>
      <text:p text:style-name="P8">2.5 miles on hilly roads at 9:50/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2T16:15:51.47</dc:date>
    <dc:creator>James Lombardi</dc:creator>
    <meta:editing-duration>PT5H28M52S</meta:editing-duration>
    <meta:editing-cycles>45</meta:editing-cycles>
    <meta:document-statistic meta:table-count="0" meta:image-count="0" meta:object-count="0" meta:page-count="5" meta:paragraph-count="181" meta:word-count="1602" meta:character-count="7887"/>
  </office:meta>
</office:document-meta>
</file>